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3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medallion</text:p>
          </table:table-cell>
          <table:table-cell office:value-type="string" calcext:value-type="string">
            <text:p>hack_licence</text:p>
          </table:table-cell>
          <table:table-cell office:value-type="string" calcext:value-type="string">
            <text:p>pickup_datetime</text:p>
          </table:table-cell>
          <table:table-cell office:value-type="string" calcext:value-type="string">
            <text:p>dropoff_datetime</text:p>
          </table:table-cell>
          <table:table-cell office:value-type="string" calcext:value-type="string">
            <text:p>trip_tim_in_secs</text:p>
          </table:table-cell>
          <table:table-cell office:value-type="string" calcext:value-type="string">
            <text:p>trip_distance</text:p>
          </table:table-cell>
          <table:table-cell office:value-type="string" calcext:value-type="string">
            <text:p>pickup_logtitude</text:p>
          </table:table-cell>
          <table:table-cell office:value-type="string" calcext:value-type="string">
            <text:p>pickup_latitude</text:p>
          </table:table-cell>
          <table:table-cell office:value-type="string" calcext:value-type="string">
            <text:p>dropoff_longitude</text:p>
          </table:table-cell>
          <table:table-cell office:value-type="string" calcext:value-type="string">
            <text:p>dropoff_latitude</text:p>
          </table:table-cell>
          <table:table-cell office:value-type="string" calcext:value-type="string">
            <text:p>payment_type</text:p>
          </table:table-cell>
          <table:table-cell office:value-type="string" calcext:value-type="string">
            <text:p>fare_amount</text:p>
          </table:table-cell>
          <table:table-cell office:value-type="string" calcext:value-type="string">
            <text:p>surcharge</text:p>
          </table:table-cell>
          <table:table-cell office:value-type="string" calcext:value-type="string">
            <text:p>mta_tax</text:p>
          </table:table-cell>
          <table:table-cell office:value-type="string" calcext:value-type="string">
            <text:p>tip_amount</text:p>
          </table:table-cell>
          <table:table-cell office:value-type="string" calcext:value-type="string">
            <text:p>tolls_amount</text:p>
          </table:table-cell>
          <table:table-cell office:value-type="string" calcext:value-type="string">
            <text:p>total_amount</text:p>
          </table:table-cell>
        </table:table-row>
        <table:table-row table:style-name="ro1">
          <table:table-cell office:value-type="string" calcext:value-type="string">
            <text:p>07290D3599E7A0D62097A346EFCC1FB5</text:p>
          </table:table-cell>
          <table:table-cell office:value-type="string" calcext:value-type="string">
            <text:p>E7750A37CAB07D0DFF0AF7E3573AC141</text:p>
          </table:table-cell>
          <table:table-cell office:value-type="date" office:date-value="2013-01-01" calcext:value-type="date">
            <text:p>01/01/13 00:00</text:p>
          </table:table-cell>
          <table:table-cell office:value-type="date" office:date-value="2013-01-01T00:02:00" calcext:value-type="date">
            <text:p>01/01/13 00:02</text:p>
          </table:table-cell>
          <table:table-cell office:value-type="float" office:value="120" calcext:value-type="float">
            <text:p>120</text:p>
          </table:table-cell>
          <table:table-cell office:value-type="float" office:value="0.44" calcext:value-type="float">
            <text:p>0.44</text:p>
          </table:table-cell>
          <table:table-cell office:value-type="float" office:value="-73.956528" calcext:value-type="float">
            <text:p>-73.956528</text:p>
          </table:table-cell>
          <table:table-cell office:value-type="float" office:value="40.716976" calcext:value-type="float">
            <text:p>40.716976</text:p>
          </table:table-cell>
          <table:table-cell office:value-type="float" office:value="-73.96244" calcext:value-type="float">
            <text:p>-73.96244</text:p>
          </table:table-cell>
          <table:table-cell office:value-type="float" office:value="40.715008" calcext:value-type="float">
            <text:p>40.715008</text:p>
          </table:table-cell>
          <table:table-cell office:value-type="string" calcext:value-type="string">
            <text:p>CSH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22D70BF00EEB0ADC83BA8177BB861991</text:p>
          </table:table-cell>
          <table:table-cell office:value-type="string" calcext:value-type="string">
            <text:p>3FF2709163DE7036FCAA4E5A3324E4BF</text:p>
          </table:table-cell>
          <table:table-cell table:number-columns-repeated="2" office:value-type="date" office:date-value="2013-01-01T00:02:00" calcext:value-type="date">
            <text:p>01/01/13 00: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CSH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0EC22AAF491A8BD91F279350C2B010FD</text:p>
          </table:table-cell>
          <table:table-cell office:value-type="string" calcext:value-type="string">
            <text:p>778C92B26AE78A9EBDF96B49C67E4007</text:p>
          </table:table-cell>
          <table:table-cell office:value-type="date" office:date-value="2013-01-01T00:01:00" calcext:value-type="date">
            <text:p>01/01/13 00:01</text:p>
          </table:table-cell>
          <table:table-cell office:value-type="date" office:date-value="2013-01-01T00:03:00" calcext:value-type="date">
            <text:p>01/01/13 00:03</text:p>
          </table:table-cell>
          <table:table-cell office:value-type="float" office:value="120" calcext:value-type="float">
            <text:p>120</text:p>
          </table:table-cell>
          <table:table-cell office:value-type="float" office:value="0.71" calcext:value-type="float">
            <text:p>0.71</text:p>
          </table:table-cell>
          <table:table-cell office:value-type="float" office:value="-73.973145" calcext:value-type="float">
            <text:p>-73.973145</text:p>
          </table:table-cell>
          <table:table-cell office:value-type="float" office:value="40.752827" calcext:value-type="float">
            <text:p>40.752827</text:p>
          </table:table-cell>
          <table:table-cell office:value-type="float" office:value="-73.965897" calcext:value-type="float">
            <text:p>-73.965897</text:p>
          </table:table-cell>
          <table:table-cell office:value-type="float" office:value="40.760445" calcext:value-type="float">
            <text:p>40.760445</text:p>
          </table:table-cell>
          <table:table-cell office:value-type="string" calcext:value-type="string">
            <text:p>CS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390FB380189DF6BBFDA4DC847CAD14F</text:p>
          </table:table-cell>
          <table:table-cell office:value-type="string" calcext:value-type="string">
            <text:p>BE317B986700F63C43438482792C8654</text:p>
          </table:table-cell>
          <table:table-cell office:value-type="date" office:date-value="2013-01-01T00:01:00" calcext:value-type="date">
            <text:p>01/01/13 00:01</text:p>
          </table:table-cell>
          <table:table-cell office:value-type="date" office:date-value="2013-01-01T00:03:00" calcext:value-type="date">
            <text:p>01/01/13 00:03</text:p>
          </table:table-cell>
          <table:table-cell office:value-type="float" office:value="120" calcext:value-type="float">
            <text:p>120</text:p>
          </table:table-cell>
          <table:table-cell office:value-type="float" office:value="0.48" calcext:value-type="float">
            <text:p>0.48</text:p>
          </table:table-cell>
          <table:table-cell office:value-type="float" office:value="-74.004173" calcext:value-type="float">
            <text:p>-74.004173</text:p>
          </table:table-cell>
          <table:table-cell office:value-type="float" office:value="40.720947" calcext:value-type="float">
            <text:p>40.720947</text:p>
          </table:table-cell>
          <table:table-cell office:value-type="float" office:value="-74.003838" calcext:value-type="float">
            <text:p>-74.003838</text:p>
          </table:table-cell>
          <table:table-cell office:value-type="float" office:value="40.726189" calcext:value-type="float">
            <text:p>40.726189</text:p>
          </table:table-cell>
          <table:table-cell office:value-type="string" calcext:value-type="string">
            <text:p>CS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B4129883A1D05BE89F2C929DE136281</text:p>
          </table:table-cell>
          <table:table-cell office:value-type="string" calcext:value-type="string">
            <text:p>7077F9FD5AD649AEACA4746B2537E3FA</text:p>
          </table:table-cell>
          <table:table-cell office:value-type="date" office:date-value="2013-01-01T00:01:00" calcext:value-type="date">
            <text:p>01/01/13 00:01</text:p>
          </table:table-cell>
          <table:table-cell office:value-type="date" office:date-value="2013-01-01T00:03:00" calcext:value-type="date">
            <text:p>01/01/13 00:03</text:p>
          </table:table-cell>
          <table:table-cell office:value-type="float" office:value="120" calcext:value-type="float">
            <text:p>120</text:p>
          </table:table-cell>
          <table:table-cell office:value-type="float" office:value="0.61" calcext:value-type="float">
            <text:p>0.61</text:p>
          </table:table-cell>
          <table:table-cell office:value-type="float" office:value="-73.987373" calcext:value-type="float">
            <text:p>-73.987373</text:p>
          </table:table-cell>
          <table:table-cell office:value-type="float" office:value="40.724861" calcext:value-type="float">
            <text:p>40.724861</text:p>
          </table:table-cell>
          <table:table-cell office:value-type="float" office:value="-73.983772" calcext:value-type="float">
            <text:p>-73.983772</text:p>
          </table:table-cell>
          <table:table-cell office:value-type="float" office:value="40.730995" calcext:value-type="float">
            <text:p>40.730995</text:p>
          </table:table-cell>
          <table:table-cell office:value-type="string" calcext:value-type="string">
            <text:p>C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FAA7F69213D26A42FA435CA9511A4FF</text:p>
          </table:table-cell>
          <table:table-cell office:value-type="string" calcext:value-type="string">
            <text:p>00B7691D86D96AEBD21DD9E138F90840</text:p>
          </table:table-cell>
          <table:table-cell office:value-type="date" office:date-value="2013-01-01T00:02:00" calcext:value-type="date">
            <text:p>01/01/13 00:02</text:p>
          </table:table-cell>
          <table:table-cell office:value-type="date" office:date-value="2013-01-01T00:03:00" calcext:value-type="date">
            <text:p>01/01/13 00:0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CRD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DFBFA82ECA8F7059B89C3E8B93DAA377</text:p>
          </table:table-cell>
          <table:table-cell office:value-type="string" calcext:value-type="string">
            <text:p>CF8604E72D83840FBA1978C2D2FC9CDB</text:p>
          </table:table-cell>
          <table:table-cell office:value-type="date" office:date-value="2013-01-01T00:02:00" calcext:value-type="date">
            <text:p>01/01/13 00:02</text:p>
          </table:table-cell>
          <table:table-cell office:value-type="date" office:date-value="2013-01-01T00:03:00" calcext:value-type="date">
            <text:p>01/01/13 00:03</text:p>
          </table:table-cell>
          <table:table-cell office:value-type="float" office:value="60" calcext:value-type="float">
            <text:p>60</text:p>
          </table:table-cell>
          <table:table-cell office:value-type="float" office:value="0.39" calcext:value-type="float">
            <text:p>0.39</text:p>
          </table:table-cell>
          <table:table-cell office:value-type="float" office:value="-73.981544" calcext:value-type="float">
            <text:p>-73.981544</text:p>
          </table:table-cell>
          <table:table-cell office:value-type="float" office:value="40.781475" calcext:value-type="float">
            <text:p>40.781475</text:p>
          </table:table-cell>
          <table:table-cell office:value-type="float" office:value="-73.979439" calcext:value-type="float">
            <text:p>-73.979439</text:p>
          </table:table-cell>
          <table:table-cell office:value-type="float" office:value="40.784386" calcext:value-type="float">
            <text:p>40.784386</text:p>
          </table:table-cell>
          <table:table-cell office:value-type="string" calcext:value-type="string">
            <text:p>C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1E5F4C1CAE7AB3D06ABBDDD4D9DE7FA6</text:p>
          </table:table-cell>
          <table:table-cell office:value-type="string" calcext:value-type="string">
            <text:p>E0B2F618053518F24790C7FD0264E302</text:p>
          </table:table-cell>
          <table:table-cell office:value-type="date" office:date-value="2013-01-01T00:03:00" calcext:value-type="date">
            <text:p>01/01/13 00:03</text:p>
          </table:table-cell>
          <table:table-cell office:value-type="date" office:date-value="2013-01-01T00:04:00" calcext:value-type="date">
            <text:p>01/01/13 00:0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-73.993973" calcext:value-type="float">
            <text:p>-73.993973</text:p>
          </table:table-cell>
          <table:table-cell office:value-type="float" office:value="40.751266" calcext:value-type="float">
            <text:p>40.751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SH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468244D1361B8A3EB8D206CC394BC9E9</text:p>
          </table:table-cell>
          <table:table-cell office:value-type="string" calcext:value-type="string">
            <text:p>BB899DFEA9CC964B50C540A1D685CCFB</text:p>
          </table:table-cell>
          <table:table-cell office:value-type="date" office:date-value="2013-01-01" calcext:value-type="date">
            <text:p>01/01/13 00:00</text:p>
          </table:table-cell>
          <table:table-cell office:value-type="date" office:date-value="2013-01-01T00:04:00" calcext:value-type="date">
            <text:p>01/01/13 00:04</text:p>
          </table:table-cell>
          <table:table-cell office:value-type="float" office:value="240" calcext:value-type="float">
            <text:p>240</text:p>
          </table:table-cell>
          <table:table-cell office:value-type="float" office:value="1.71" calcext:value-type="float">
            <text:p>1.71</text:p>
          </table:table-cell>
          <table:table-cell office:value-type="float" office:value="-73.955383" calcext:value-type="float">
            <text:p>-73.955383</text:p>
          </table:table-cell>
          <table:table-cell office:value-type="float" office:value="40.779728" calcext:value-type="float">
            <text:p>40.779728</text:p>
          </table:table-cell>
          <table:table-cell office:value-type="float" office:value="-73.967758" calcext:value-type="float">
            <text:p>-73.967758</text:p>
          </table:table-cell>
          <table:table-cell office:value-type="float" office:value="40.760326" calcext:value-type="float">
            <text:p>40.760326</text:p>
          </table:table-cell>
          <table:table-cell office:value-type="string" calcext:value-type="string">
            <text:p>CSH</text:p>
          </table:table-cell>
          <table:table-cell office:value-type="float" office:value="6.5" calcext:value-type="float">
            <text:p>6.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dzi ushewokunze</meta:initial-creator>
    <meta:creation-date>2015-05-04T15:43:05.791333437</meta:creation-date>
    <dc:date>2015-05-04T15:52:13.124257453</dc:date>
    <dc:creator>fadzi ushewokunze</dc:creator>
    <meta:editing-duration>P0D</meta:editing-duration>
    <meta:editing-cycles>1</meta:editing-cycles>
    <meta:document-statistic meta:table-count="1" meta:cell-count="170" meta:object-count="0"/>
    <meta:generator>LibreOffice/4.2.6.3$Linux_X86_64 LibreOffice_project/420m0$Build-3</meta:generator>
  </office:meta>
</office:document-meta>
</file>